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ing_5f_bottom">
      <style:text-properties fo:font-variant="normal" fo:text-transform="none" style:font-name="Bebas Neue Pro Expanded" fo:font-size="14pt" fo:language="ru" fo:country="RU" fo:font-weight="bold" officeooo:rsid="0006d953" officeooo:paragraph-rsid="0006d953"/>
    </style:style>
    <style:style style:name="P2" style:family="paragraph" style:parent-style-name="_5f_text">
      <style:text-properties fo:language="en" fo:country="US" officeooo:rsid="00084995" officeooo:paragraph-rsid="00084995"/>
    </style:style>
    <style:style style:name="P3" style:family="paragraph" style:parent-style-name="_5f_text">
      <style:text-properties fo:language="en" fo:country="US" officeooo:rsid="000933c0" officeooo:paragraph-rsid="000933c0"/>
    </style:style>
    <style:style style:name="P4" style:family="paragraph" style:parent-style-name="_5f_text">
      <style:text-properties fo:language="en" fo:country="US" officeooo:rsid="000933c0" officeooo:paragraph-rsid="000933c0"/>
    </style:style>
    <style:style style:name="P5" style:family="paragraph" style:parent-style-name="_5f_text">
      <style:text-properties fo:language="en" fo:country="US" officeooo:rsid="000a1c62" officeooo:paragraph-rsid="000a1c62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bottom"><text:span text:style-name="T1">Установка </text:span>Windows</text:p>
      <text:p text:style-name="_5f_heading_5f_bottom">Punto Switcher</text:p>
      <text:p text:style-name="P1">Шрифты</text:p>
      <text:p text:style-name="_5f_text">storage / fonts /</text:p>
      <text:p text:style-name="_5f_text">Roboto_Condensed для системы</text:p>
      <text:p text:style-name="_5f_text">Hack.zip для программирования</text:p>
      <text:p text:style-name="_5f_text">BebasNeuePro.7z для заголовков</text:p>
      <text:p text:style-name="_5f_heading_5f_bottom">Тоталком</text:p>
      <text:p text:style-name="_5f_heading_5f_bottom">7zip</text:p>
      <text:p text:style-name="P2"/>
      <text:p text:style-name="_5f_heading_5f_bottom">qbitttorent</text:p>
      <text:p text:style-name="_5f_text">https://www.qbittorrent.org/</text:p>
      <text:p text:style-name="_5f_text">Загрузки в S:\Downloads</text:p>
      <text:p text:style-name="_5f_heading_5f_bottom">LibreOffice</text:p>
      <text:p text:style-name="_5f_text">качаем последний</text:p>
      <text:p text:style-name="_5f_text">где хранится шаблон стилей?</text:p>
      <text:p text:style-name="_5f_text"/>
      <text:p text:style-name="_5f_heading_5f_top">Программирование</text:p>
      <text:p text:style-name="P3">git</text:p>
      <text:p text:style-name="P3"/>
      <text:p text:style-name="P5">WinSC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0-12-30T17:21:15.703000000</dc:date>
    <meta:editing-duration>PT16M37S</meta:editing-duration>
    <meta:editing-cycles>10</meta:editing-cycles>
    <meta:document-statistic meta:table-count="0" meta:image-count="0" meta:object-count="0" meta:page-count="1" meta:paragraph-count="18" meta:word-count="35" meta:character-count="294" meta:non-whitespace-character-count="277"/>
  </office:meta>
</office:document-meta>
</file>